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text-properties style:font-name="TeXGyreSchola" fo:font-size="9pt" style:font-size-asian="9pt" style:font-size-complex="9pt"/>
    </style:style>
    <style:style style:name="P2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3" style:family="paragraph" style:parent-style-name="Default">
      <style:paragraph-properties fo:text-align="center" style:justify-single-word="false"/>
      <style:text-properties style:font-name="TeXGyreSchola" fo:font-size="5pt" style:font-size-asian="4.34999990463257pt" style:font-size-complex="5pt"/>
    </style:style>
    <style:style style:name="P4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5pt" fo:font-weight="normal" officeooo:paragraph-rsid="00ba78ae" style:font-size-asian="4.34999990463257pt" style:font-weight-asian="normal" style:font-size-complex="5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 style:shadow="none" style:writing-mode="lr-tb"/>
      <style:text-properties style:font-name="TeXGyreSchola" fo:font-size="5pt" fo:font-weight="bold" style:font-size-asian="4.34999990463257pt" style:font-weight-asian="bold" style:font-size-complex="5pt"/>
    </style:style>
    <style:style style:name="P9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10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11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12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13" style:family="paragraph" style:parent-style-name="Default">
      <style:paragraph-properties fo:text-align="center" style:justify-single-word="false"/>
      <style:text-properties style:font-name="TeXGyreSchola" fo:font-size="9pt" fo:font-weight="bold" officeooo:rsid="012dff1f" officeooo:paragraph-rsid="012dff1f" style:font-size-asian="9pt" style:font-weight-asian="bold" style:font-size-complex="9pt" style:font-weight-complex="bold"/>
    </style:style>
    <style:style style:name="P14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15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16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1e870f" style:font-size-asian="9pt" style:font-size-complex="9pt"/>
    </style:style>
    <style:style style:name="P17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18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2fcfe1" style:font-size-asian="9pt" style:font-size-complex="9pt"/>
    </style:style>
    <style:style style:name="P19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20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officeooo:paragraph-rsid="01370ae5"/>
    </style:style>
    <style:style style:name="P21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officeooo:paragraph-rsid="0138142d"/>
    </style:style>
    <style:style style:name="P22" style:family="paragraph" style:parent-style-name="Times_20_New">
      <style:text-properties style:font-name="TeXGyreSchola" fo:font-size="9pt" style:font-size-asian="9pt" style:font-size-complex="9pt"/>
    </style:style>
    <style:style style:name="P23" style:family="paragraph" style:parent-style-name="Times_20_New">
      <style:text-properties style:font-name="TeXGyreSchola" fo:font-size="9pt" officeooo:paragraph-rsid="00e53ea4" style:font-size-asian="9pt" style:font-size-complex="9pt"/>
    </style:style>
    <style:style style:name="P24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25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P26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e3adc6" officeooo:paragraph-rsid="00e3adc6" style:font-size-asian="9pt" style:font-style-asian="normal" style:font-size-complex="9pt" style:font-style-complex="normal"/>
    </style:style>
    <style:style style:name="P27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28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441de" officeooo:paragraph-rsid="00f441de" style:font-size-asian="9pt" style:font-style-asian="normal" style:font-size-complex="9pt" style:font-style-complex="normal"/>
    </style:style>
    <style:style style:name="P29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105926f" officeooo:paragraph-rsid="0105926f" style:font-size-asian="9pt" style:font-style-asian="normal" style:font-size-complex="9pt" style:font-style-complex="normal"/>
    </style:style>
    <style:style style:name="P30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31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32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officeooo:paragraph-rsid="01393c40"/>
    </style:style>
    <style:style style:name="P34" style:family="paragraph" style:parent-style-name="Heading_20_2">
      <style:text-properties style:font-name="TeXGyreSchola" fo:font-size="9pt" style:font-size-asian="9pt" style:font-size-complex="9pt"/>
    </style:style>
    <style:style style:name="P35" style:family="paragraph" style:parent-style-name="Heading_20_2">
      <style:text-properties style:font-name="TeXGyreSchola" fo:font-size="9pt" fo:font-weight="bold" style:font-size-asian="9pt" style:font-weight-asian="bold" style:font-size-complex="9pt" style:font-weight-complex="bold"/>
    </style:style>
    <style:style style:name="P36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37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38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39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T1" style:family="text">
      <style:text-properties fo:font-weight="normal" officeooo:rsid="00841914" style:font-weight-asian="normal" style:font-weight-complex="normal"/>
    </style:style>
    <style:style style:name="T2" style:family="text">
      <style:text-properties fo:font-weight="normal" officeooo:rsid="00abbcc5" style:font-weight-asian="normal" style:font-weight-complex="normal"/>
    </style:style>
    <style:style style:name="T3" style:family="text">
      <style:text-properties fo:font-weight="normal" officeooo:rsid="00b5a1ca" style:font-weight-asian="normal" style:font-weight-complex="normal"/>
    </style:style>
    <style:style style:name="T4" style:family="text">
      <style:text-properties fo:font-weight="normal" officeooo:rsid="00bbdef7" style:font-weight-asian="normal" style:font-weight-complex="normal"/>
    </style:style>
    <style:style style:name="T5" style:family="text">
      <style:text-properties fo:font-weight="normal" officeooo:rsid="00e08de0" style:font-weight-asian="normal" style:font-weight-complex="normal"/>
    </style:style>
    <style:style style:name="T6" style:family="text">
      <style:text-properties fo:font-weight="normal" officeooo:rsid="00bf6607" style:font-weight-asian="normal" style:font-weight-complex="normal"/>
    </style:style>
    <style:style style:name="T7" style:family="text">
      <style:text-properties fo:font-weight="normal" officeooo:rsid="010deaa6" style:font-weight-asian="normal" style:font-weight-complex="normal"/>
    </style:style>
    <style:style style:name="T8" style:family="text">
      <style:text-properties fo:font-weight="normal" officeooo:rsid="011a9a76" style:font-weight-asian="normal" style:font-weight-complex="normal"/>
    </style:style>
    <style:style style:name="T9" style:family="text">
      <style:text-properties fo:font-weight="normal" officeooo:rsid="01273745" style:font-weight-asian="normal" style:font-weight-complex="normal"/>
    </style:style>
    <style:style style:name="T10" style:family="text">
      <style:text-properties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 style:font-weight-complex="normal"/>
    </style:style>
    <style:style style:name="T18" style:family="text">
      <style:text-properties fo:font-style="normal" officeooo:rsid="00a52682" style:font-style-asian="normal" style:font-style-complex="normal"/>
    </style:style>
    <style:style style:name="T19" style:family="text">
      <style:text-properties fo:font-style="normal" officeooo:rsid="00a04b03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e53ea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300e80" style:font-style-asian="normal" style:font-weight-asian="normal" style:font-style-complex="normal" style:font-weight-complex="normal"/>
    </style:style>
    <style:style style:name="T24" style:family="text">
      <style:text-properties officeooo:rsid="001de91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63ec78" style:font-weight-asian="bold" style:font-weight-complex="bold"/>
    </style:style>
    <style:style style:name="T27" style:family="text">
      <style:text-properties fo:font-weight="bold" officeooo:rsid="00841914" style:font-weight-asian="bold" style:font-weight-complex="bold"/>
    </style:style>
    <style:style style:name="T28" style:family="text">
      <style:text-properties fo:font-weight="bold" officeooo:rsid="00bf6607" style:font-weight-asian="bold" style:font-weight-complex="bold"/>
    </style:style>
    <style:style style:name="T29" style:family="text">
      <style:text-properties fo:font-weight="bold" officeooo:rsid="010deaa6" style:font-weight-asian="bold" style:font-weight-complex="bold"/>
    </style:style>
    <style:style style:name="T30" style:family="text">
      <style:text-properties officeooo:rsid="00841914"/>
    </style:style>
    <style:style style:name="T31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2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3" style:family="text">
      <style:text-properties officeooo:rsid="008a9991"/>
    </style:style>
    <style:style style:name="T34" style:family="text">
      <style:text-properties officeooo:rsid="009e73b8"/>
    </style:style>
    <style:style style:name="T35" style:family="text">
      <style:text-properties officeooo:rsid="009fc3f6"/>
    </style:style>
    <style:style style:name="T36" style:family="text">
      <style:text-properties officeooo:rsid="00a68356"/>
    </style:style>
    <style:style style:name="T37" style:family="text">
      <style:text-properties officeooo:rsid="00ba78ae"/>
    </style:style>
    <style:style style:name="T38" style:family="text">
      <style:text-properties style:font-name="TeXGyreSchola" fo:font-size="9pt" style:font-size-asian="9pt" style:font-size-complex="9pt"/>
    </style:style>
    <style:style style:name="T39" style:family="text">
      <style:text-properties style:font-name="TeXGyreSchola" fo:font-size="9pt" officeooo:rsid="01370ae5" style:font-size-asian="9pt" style:font-size-complex="9pt"/>
    </style:style>
    <style:style style:name="T40" style:family="text">
      <style:text-properties style:font-name="TeXGyreSchola" fo:font-size="9pt" officeooo:rsid="0137b804" style:font-size-asian="9pt" style:font-size-complex="9pt"/>
    </style:style>
    <style:style style:name="T41" style:family="text">
      <style:text-properties style:font-name="TeXGyreSchola" fo:font-size="9pt" officeooo:rsid="002d3a4b" style:font-size-asian="9pt" style:font-size-complex="9pt"/>
    </style:style>
    <style:style style:name="T42" style:family="text">
      <style:text-properties style:font-name="TeXGyreSchola" fo:font-size="9pt" fo:font-weight="normal" style:font-size-asian="9pt" style:font-weight-asian="normal" style:font-size-complex="9pt" style:font-weight-complex="normal"/>
    </style:style>
    <style:style style:name="T43" style:family="text">
      <style:text-properties style:font-name="TeXGyreSchola" fo:font-size="9pt" fo:font-weight="normal" officeooo:rsid="00ba78ae" style:font-size-asian="9pt" style:font-weight-asian="normal" style:font-size-complex="9pt" style:font-weight-complex="normal"/>
    </style:style>
    <style:style style:name="T44" style:family="text">
      <style:text-properties style:font-name="TeXGyreSchola" fo:font-size="9pt" fo:font-weight="normal" officeooo:rsid="001de919" style:font-size-asian="9pt" style:font-weight-asian="normal" style:font-size-complex="9pt" style:font-weight-complex="normal"/>
    </style:style>
    <style:style style:name="T45" style:family="text">
      <style:text-properties style:font-name="TeXGyreSchola" fo:font-size="9pt" fo:font-weight="normal" officeooo:rsid="0137b804" style:font-size-asian="9pt" style:font-weight-asian="normal" style:font-size-complex="9pt" style:font-weight-complex="normal"/>
    </style:style>
    <style:style style:name="T46" style:family="text">
      <style:text-properties officeooo:rsid="00e3adc6"/>
    </style:style>
    <style:style style:name="T47" style:family="text">
      <style:text-properties officeooo:rsid="00eafc55"/>
    </style:style>
    <style:style style:name="T48" style:family="text">
      <style:text-properties officeooo:rsid="00f1b7e5"/>
    </style:style>
    <style:style style:name="T49" style:family="text">
      <style:text-properties officeooo:rsid="00f504a5"/>
    </style:style>
    <style:style style:name="T50" style:family="text">
      <style:text-properties officeooo:rsid="010420f5"/>
    </style:style>
    <style:style style:name="T51" style:family="text">
      <style:text-properties officeooo:rsid="011c3677"/>
    </style:style>
    <style:style style:name="T52" style:family="text">
      <style:text-properties officeooo:rsid="012f1189"/>
    </style:style>
    <style:style style:name="T53" style:family="text">
      <style:text-properties officeooo:rsid="01339d9b"/>
    </style:style>
    <style:style style:name="T54" style:family="text">
      <style:text-properties officeooo:rsid="0134a677"/>
    </style:style>
    <style:style style:name="T55" style:family="text">
      <style:text-properties officeooo:rsid="013647d7"/>
    </style:style>
    <style:style style:name="T56" style:family="text">
      <style:text-properties officeooo:rsid="0137b8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drew Harris</text:p>
      <text:p text:style-name="P8"/>
      <text:p text:style-name="P33"><text:a xlink:type="simple" xlink:href="mailto:Andrew@harris.net" text:style-name="Internet_20_link" text:visited-style-name="Visited_20_Internet_20_Link"><text:span text:style-name="T43">Andrew@</text:span></text:a><text:a xlink:type="simple" xlink:href="mailto:Andrew@harris.net" text:style-name="Internet_20_link" text:visited-style-name="Visited_20_Internet_20_Link"><text:span text:style-name="T44">h</text:span></text:a><text:a xlink:type="simple" xlink:href="mailto:Andrew@harris.net" text:style-name="Internet_20_link" text:visited-style-name="Visited_20_Internet_20_Link"><text:span text:style-name="T43">arris.net</text:span></text:a><text:span text:style-name="T43"> ∙ (</text:span><text:span text:style-name="T42">310) 729-9608 ∙ </text:span><text:a xlink:type="simple" xlink:href="http://www.linkedin.com/in/andrewharriscpa" text:style-name="Internet_20_link" text:visited-style-name="Visited_20_Internet_20_Link"><text:span text:style-name="T45">linkedin.com/in/andrewharriscpa</text:span></text:a></text:p>
      <text:p text:style-name="P7"/>
      <text:p text:style-name="P13">Data <text:span text:style-name="T52">s</text:span>cience professional ready to create insightful and actionable analyses on day one.</text:p>
      <text:p text:style-name="P3"/>
      <text:h text:style-name="P36" text:outline-level="2"><text:span text:style-name="T31">S</text:span><text:span text:style-name="T32">KILLS</text:span></text:h>
      <text:list xml:id="list6997161551867293270" text:style-name="L1">
        <text:list-item>
          <text:p text:style-name="P18"><text:span text:style-name="T27">R </text:span><text:span text:style-name="T28">–</text:span><text:span text:style-name="T1"> </text:span><text:span text:style-name="T3">R</text:span><text:span text:style-name="T4">S</text:span><text:span text:style-name="T3">tudio, </text:span><text:span text:style-name="T5">t</text:span><text:span text:style-name="T2">idyverse, caret, forecast</text:span></text:p>
        </text:list-item>
        <text:list-item>
          <text:p text:style-name="P14"><text:span text:style-name="T27">Python </text:span><text:span text:style-name="T28">– </text:span><text:span text:style-name="T30">Jupyter Notebook, Pandas, Scikit-Learn; Familiarity with Statsmodels, Keras</text:span></text:p>
        </text:list-item>
        <text:list-item>
          <text:p text:style-name="P15"><text:span text:style-name="T27">SQL </text:span><text:span text:style-name="T28">–</text:span><text:span text:style-name="T6"> </text:span><text:span text:style-name="T7">Extensive</text:span><text:span text:style-name="T29"> </text:span><text:span text:style-name="T30">SAS Proc SQL; Familiarity with MySQL, MariaDB</text:span></text:p>
        </text:list-item>
        <text:list-item>
          <text:p text:style-name="P16"><text:span text:style-name="T27">Machine Learning </text:span><text:span text:style-name="T28">–</text:span><text:span text:style-name="T8"> </text:span><text:span text:style-name="T30">Clustering, Regression, Classification</text:span><text:span text:style-name="T8">, </text:span><text:span text:style-name="T9">Cross-Validation,</text:span><text:span text:style-name="T8"> </text:span><text:span text:style-name="T30">Visualization, and implementation in both R and Python</text:span></text:p>
        </text:list-item>
        <text:list-item>
          <text:p text:style-name="P17"><text:span text:style-name="T27">Linux – </text:span><text:span text:style-name="T30">Bash, Vim, Debian based distributions</text:span></text:p>
          <text:p text:style-name="P19"/>
        </text:list-item>
      </text:list>
      <text:h text:style-name="P34" text:outline-level="2">EXPERIENCE </text:h>
      <text:h text:style-name="P37" text:outline-level="5">Econ One Research<text:tab/>Los Angeles, CA</text:h>
      <text:p text:style-name="P4"><text:span text:style-name="T16">Analyst</text:span><text:tab/><text:span text:style-name="T16">March 2017-Present</text:span></text:p>
      <text:list xml:id="list4792893719052205617" text:style-name="L2">
        <text:list-item>
          <text:p text:style-name="P26"><text:span text:style-name="T48">Conduct antitrust </text:span>research and analysis for <text:span text:style-name="T48">economic litigation firm:</text:span></text:p>
          <text:list>
            <text:list-item>
              <text:p text:style-name="P27"><text:span text:style-name="T47">Munge</text:span> and <text:span text:style-name="T47">a</text:span>naly<text:span text:style-name="T47">ze</text:span> large data sets (hundreds of millions of observations)</text:p>
            </text:list-item>
            <text:list-item>
              <text:p text:style-name="P28">Creat<text:span text:style-name="T50">e</text:span> support scripts <text:span text:style-name="T54">(R &amp; Python)</text:span> to <text:span text:style-name="T49">mine relevant topics out of thousands of</text:span> discovery documents</text:p>
            </text:list-item>
            <text:list-item>
              <text:p text:style-name="P29">Propose machine learning tools and methodologies in support of econometric case work</text:p>
              <text:p text:style-name="P27"/>
            </text:list-item>
          </text:list>
        </text:list-item>
      </text:list>
      <text:h text:style-name="P38" text:outline-level="5">General Assembly<text:tab/><text:span text:style-name="T53">Santa Monica,</text:span><text:span text:style-name="T25"> CA</text:span></text:h>
      <text:p text:style-name="P5"><text:span text:style-name="T16">Instructional Associate</text:span><text:tab/><text:span text:style-name="T36">2016</text:span></text:p>
      <text:list xml:id="list4763169323409952143" text:style-name="L3">
        <text:list-item>
          <text:p text:style-name="P30">Instructed Data Science <text:span text:style-name="T34">course</text:span> <text:span text:style-name="T55">in which I taught</text:span> <text:span text:style-name="T33">students to:</text:span></text:p>
          <text:list>
            <text:list-item>
              <text:p text:style-name="P31">Perfor<text:span text:style-name="T46">m</text:span> exploratory data analysis with Python</text:p>
            </text:list-item>
            <text:list-item>
              <text:p text:style-name="P31">Bui<text:span text:style-name="T46">ld</text:span> and refine machine learning models to predict patterns from data sets</text:p>
            </text:list-item>
            <text:list-item>
              <text:p text:style-name="P31">Communicate data driven insights to technical and non-technical audiences alike</text:p>
              <text:p text:style-name="P32"/>
            </text:list-item>
          </text:list>
        </text:list-item>
      </text:list>
      <text:h text:style-name="P39" text:outline-level="5"><text:span text:style-name="T10">Rossi, Doskocil &amp; Finkelstein, LLP<text:tab/></text:span><text:span text:style-name="T25">Long Beach, CA</text:span></text:h>
      <text:p text:style-name="P6"><text:span text:style-name="T16">Staff Accountant </text:span><text:span text:style-name="T19">(Audit)</text:span><text:span text:style-name="T11"><text:tab/></text:span><text:span text:style-name="T18">2012-2014</text:span></text:p>
      <text:list xml:id="list1314949927167900383" text:style-name="L4">
        <text:list-item>
          <text:p text:style-name="P10"><text:span text:style-name="T35">Specialized in f</text:span>raud detection and compliance:</text:p>
          <text:list>
            <text:list-item>
              <text:p text:style-name="P11">Performed fraud consulting for a major manufacturer (&gt;$100M in <text:span text:style-name="T46">yearly </text:span>revenue) at 5 <text:span text:style-name="T51">national divisions</text:span></text:p>
            </text:list-item>
            <text:list-item>
              <text:p text:style-name="P12">Implemented Benford's Law analytics to test for fraudulent disbursements</text:p>
            </text:list-item>
            <text:list-item>
              <text:p text:style-name="P12">Automated attest procedures to increase accuracy and decrease time spent on analyzing EE records</text:p>
            </text:list-item>
          </text:list>
        </text:list-item>
      </text:list>
      <text:p text:style-name="P2"/>
      <text:h text:style-name="P34" text:outline-level="2">EDUCATION </text:h>
      <text:h text:style-name="P22" text:outline-level="5"><text:span text:style-name="T10">University of Southern California, Marshall School of Business</text:span><text:tab/><text:span text:style-name="T25">Los Angeles, CA</text:span></text:h>
      <text:h text:style-name="P23" text:outline-level="5"><text:span text:style-name="T20">Master of Science in Finance <text:tab/></text:span><text:span text:style-name="T22">2016</text:span></text:h>
      <text:h text:style-name="P23" text:outline-level="5"><text:span text:style-name="T22">Deans’ List: Fall 2015 </text:span><text:span text:style-name="T23">&amp;</text:span><text:span text:style-name="T22"> Spring 2016</text:span><text:span text:style-name="T12"><text:tab/></text:span></text:h>
      <text:h text:style-name="P25" text:outline-level="5"/>
      <text:h text:style-name="P24" text:outline-level="5"><text:span text:style-name="T10">University of California </text:span><text:tab/><text:span text:style-name="T25">Santa Barbara, C</text:span><text:span text:style-name="T26">A</text:span></text:h>
      <text:h text:style-name="P24" text:outline-level="5"><text:span text:style-name="T21">Bachelor of Arts, Economics &amp; Accounting</text:span><text:span text:style-name="T14"> <text:tab/></text:span><text:span text:style-name="T21">2011</text:span></text:h>
      <text:h text:style-name="P24" text:outline-level="5"><text:span text:style-name="T21">Minors in Statistical Science, Philosophy</text:span><text:span text:style-name="T13"><text:tab/></text:span><text:span text:style-name="T15"> </text:span><text:span text:style-name="T17"><text:tab/></text:span></text:h>
      <text:p text:style-name="P1"/>
      <text:h text:style-name="P35" text:outline-level="2">ADDITIONAL INFORMATION</text:h>
      <text:list xml:id="list5476081096250830026" text:style-name="WW8Num2">
        <text:list-item>
          <text:p text:style-name="P21"><text:span text:style-name="T41">California Licensed CPA (License # 119969)</text:span></text:p>
        </text:list-item>
        <text:list-item>
          <text:p text:style-name="P21"><text:span text:style-name="T39">M</text:span><text:span text:style-name="T40">ember: </text:span><text:a xlink:type="simple" xlink:href="http://datascience.la/" text:style-name="Internet_20_link" text:visited-style-name="Visited_20_Internet_20_Link"><text:span text:style-name="T40">DataScience.LA</text:span></text:a></text:p>
        </text:list-item>
        <text:list-item>
          <text:p text:style-name="P20"><text:span text:style-name="T39">Github: </text:span><text:a xlink:type="simple" xlink:href="http://www.github.com/andrewharris3" text:style-name="Internet_20_link" text:visited-style-name="Visited_20_Internet_20_Link"><text:span text:style-name="T39">www.github.com/andrewharris3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8.75pt" style:font-name-complex="OpenSymbol1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2T19:39:14.832612120</dc:date>
    <meta:print-date>2017-01-01T19:38:43.508430053</meta:print-date>
    <meta:editing-cycles>216</meta:editing-cycles>
    <meta:editing-duration>P1DT5H43M16S</meta:editing-duration>
    <meta:generator>LibreOffice/5.2.7.2$Linux_X86_64 LibreOffice_project/20m0$Build-2</meta:generator>
    <meta:document-statistic meta:table-count="0" meta:image-count="0" meta:object-count="0" meta:page-count="1" meta:paragraph-count="42" meta:word-count="303" meta:character-count="2086" meta:non-whitespace-character-count="1831"/>
  </office:meta>
</office:document-meta>
</file>